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666666"/>
    </style:style>
    <style:style style:name="P3" style:family="paragraph" style:parent-style-name="Standard" style:list-style-name="L1">
      <style:paragraph-properties fo:text-align="justify" style:justify-single-word="false"/>
      <style:text-properties fo:color="#999999"/>
    </style:style>
    <style:style style:name="P4" style:family="paragraph" style:parent-style-name="Standard" style:list-style-name="L1">
      <style:paragraph-properties fo:text-align="justify" style:justify-single-word="false"/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54494780662965572" text:style-name="L1">
        <text:list-item>
          <text:p text:style-name="P1">cours 1 : 32 diapos (et des répétitions)</text:p>
        </text:list-item>
        <text:list-item>
          <text:p text:style-name="P4">cours 2 : 36 diapos</text:p>
        </text:list-item>
        <text:list-item>
          <text:p text:style-name="P4">cours 3 : 6 diapos</text:p>
        </text:list-item>
        <text:list-item>
          <text:p text:style-name="P2">cours 4 : en fait un exercice de 2 pages (sauter ?)</text:p>
        </text:list-item>
        <text:list-item>
          <text:p text:style-name="P2">cours 5 : exercice 1 page (sauter ?)</text:p>
        </text:list-item>
        <text:list-item>
          <text:p text:style-name="P4">cours 6 : 43 diapos</text:p>
        </text:list-item>
        <text:list-item>
          <text:p text:style-name="P4">cours 7 : 7 diapos</text:p>
        </text:list-item>
        <text:list-item>
          <text:p text:style-name="P4">cours 8 : 42 diapos</text:p>
        </text:list-item>
        <text:list-item>
          <text:p text:style-name="P4">cours 9 : 45 diapos</text:p>
        </text:list-item>
        <text:list-item>
          <text:p text:style-name="P2">cours 10 : 37 diapos (diagrammes dynamiques... Sauter ?)</text:p>
        </text:list-item>
        <text:list-item>
          <text:p text:style-name="P4">cours 11 : 35 diapos</text:p>
        </text:list-item>
        <text:list-item>
          <text:p text:style-name="P3">cours 12 : 46 diapos (inutile : programmation évenementielle pas dans exam final !)</text:p>
        </text:list-item>
        <text:list-item>
          <text:p text:style-name="P3">cours 13 : 46 diapos (inutile : programmation évenementielle pas dans exam final !)</text:p>
        </text:list-item>
        <text:list-item>
          <text:p text:style-name="P1">totaux</text:p>
          <text:list>
            <text:list-item>
              <text:p text:style-name="P1">tout : 378</text:p>
            </text:list-item>
            <text:list-item>
              <text:p text:style-name="P1">sans superflus : 246</text:p>
            </text:list-item>
            <text:list-item>
              <text:p text:style-name="P1">juste nécessaire : 214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1-07T17:48:22</meta:creation-date>
    <dc:date>2015-01-07T18:04:22</dc:date>
    <dc:creator>yjfjyf jjku</dc:creator>
    <meta:editing-duration>PT16M1S</meta:editing-duration>
    <meta:editing-cycles>20</meta:editing-cycles>
    <meta:generator>OpenOffice/4.1.1$Unix OpenOffice.org_project/411m6$Build-9775</meta:generator>
    <meta:document-statistic meta:table-count="0" meta:image-count="0" meta:object-count="0" meta:page-count="1" meta:paragraph-count="17" meta:word-count="129" meta:character-count="556"/>
  </office:meta>
</office:document-meta>
</file>